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 retos urbanos del siglo XXI</text:p>
      <text:p text:style-name="Normal">Las ciudades de todo el mundo afrontan importantes transformaciones y desafíos, particularmente en las próximas décadas. Una gran parte de la población se concentrará en las ciudades, que deberán proporcionar viviendas y servicios a esa población para sus necesidades básicas. Pero la lista de desafíos es mucho más amplia, y muchos de ellos repercuten sobre el nivel de salud de los habitantes de las ciudades. Los cambios tecnológicos producen la desaparición de ciertos trabajos, y su sustitución por nuevas profesiones. Los habitantes de las ciudades<text:s/>tienen mayor tendencia a tener conductas sedentarias, lo que contribuye a que la obesidad sea más frecuente, y también ciertos problemas de salud no transmisibles, como las enfermedades cardiovasculares o la diabetes.</text:p>
      <text:p text:style-name="Normal">En los países desarrollados, las pirámides de edad se están invirtiendo, y la población se está envejeciendo. Este grupo de la población necesita de servicios adicionales, pero también de espacios urbanos accesibles y atractivos.</text:p>
      <text:p text:style-name="Normal">El desplazamiento de personas a las ciudades requiere que se hagan previsiones de las necesidades de viviendas. La reducción de la contaminación ambiental requiere que se diseñe adecuadamente las vías y los métodos de transporte en la ciudad. La demanda creciente de energía se debe atender al mismo tiempo que se trata de mitigar las emisiones de gases que producen efecto invernadero.<text:s/>Y las situaciones climatológicas extremas, como las llamadas “olas de calor”, obligan a tener planes para proteger a grupos de personas particularmente vulnerables a esos fenómenos.</text:p>
      <text:p text:style-name="Normal">¿Cómo podemos justificar la incorporación de la salud en cualquier acción de transformación urbana? Cualquier transformación urbana es una oportunidad también para adoptar medidas que mejoren la salud de los ciudadanos.</text:p>
      <text:p text:style-name="Normal">1. Las políticas urbanas saludables pueden reducir de forma significativa varias enfermedades</text:p>
      <text:p text:style-name="Normal">Las causas de muerte más frecuentes son las llamadas enfermedades no transmisibles, como son las enfermedades del corazón, el accidente vasculo cerebral, el cáncer y las enfermedades respiratorias. Y globalmente producen grandes costes en las personas, en sus familias y en la sociedad. Algunos de los principales factores de riesgo de esas enfermedades, como el sedentarismo, la dieta inadecuada, la exposición a la contaminación ambiental y el estrés crónico, tienen una clara relación con la planificación y el diseño urbano. Por ejemplo, las dificultades para acceder a un sistema de transporte público favorecen el uso del transporte privado y el sedentarismo, que a su vez favorecen la contaminación ambiental y la obesidad. También contribuyen a aumentar las muertes y lesiones por accidentes de tráfic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Ramón Lacalle Remigio</meta:initial-creator>
    <dc:creator>Juan Ramón Lacalle Remigio</dc:creator>
    <meta:creation-date>2017-01-07T19:10:00Z</meta:creation-date>
    <dc:date>2017-01-07T21:59:00Z</dc:date>
    <meta:template xlink:href="Normal" xlink:type="simple"/>
    <meta:editing-cycles>1</meta:editing-cycles>
    <meta:editing-duration>PT10140S</meta:editing-duration>
    <meta:document-statistic meta:page-count="1" meta:paragraph-count="5" meta:word-count="420" meta:character-count="2725" meta:row-count="19" meta:non-whitespace-character-count="2310"/>
  </office:meta>
</office:document-meta>
</file>